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table:align="left" style:writing-mode="lr-tb"/>
    </style:style>
    <style:style style:name="Tabela1.A" style:family="table-column">
      <style:table-column-properties style:column-width="9.165cm"/>
    </style:style>
    <style:style style:name="Tabela1.B" style:family="table-column">
      <style:table-column-properties style:column-width="6.756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style style:name="P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9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15%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Relatório de Acompanhamento - SisComp</text:p>
          </table:table-cell>
          <table:table-cell table:style-name="Tabela1.A1" office:value-type="string">
            <text:p text:style-name="P9">Relatório: v1.0</text:p>
          </table:table-cell>
        </table:table-row>
        <table:table-row>
          <table:table-cell table:style-name="Tabela1.A1" office:value-type="string">
            <text:p text:style-name="P9">Organização: UFG</text:p>
          </table:table-cell>
          <table:table-cell table:style-name="Tabela1.A1" office:value-type="string">
            <text:p text:style-name="P9">Data: 01/02/2016</text:p>
          </table:table-cell>
        </table:table-row>
      </table:table>
      <text:p text:style-name="P1"/>
      <text:p text:style-name="P3"/>
      <text:p text:style-name="P4">SisComp</text:p>
      <text:p text:style-name="P10">Solicitação de Aprovação</text:p>
      <text:p text:style-name="P1"/>
      <text:p text:style-name="P1"/>
      <text:p text:style-name="P5">ID.Solicitação: <text:s/></text:p>
      <text:p text:style-name="P1"/>
      <text:p text:style-name="P5">Data da solicitação: </text:p>
      <text:p text:style-name="P1"/>
      <text:p text:style-name="P5">Data última modificação:</text:p>
      <text:p text:style-name="P1"/>
      <text:p text:style-name="P1"><text:span text:style-name="T1">Descrição: </text:span></text:p>
      <text:p text:style-name="P14"><text:span text:style-name="T1"/></text:p>
      <text:p text:style-name="P5">Justificativa:</text:p>
      <text:p text:style-name="P1"/>
      <text:p text:style-name="P5">Avaliação de urgência:</text:p>
      <text:p text:style-name="P1"/>
      <text:p text:style-name="P5">Possíveis Impactos:</text:p>
      <text:p text:style-name="P1"/>
      <text:p text:style-name="P5">Status da Solicitação:</text:p>
      <text:p text:style-name="P1"/>
      <text:p text:style-name="P5">Conclusões da Solicitação:</text:p>
      <text:p text:style-name="P1"/>
      <text:p text:style-name="P1"/>
      <text:p text:style-name="P1"/>
      <text:p text:style-name="P5">_________________-____/_______/_____</text:p>
      <text:p text:style-name="P5">Local e Data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6">___________________________________________</text:p>
      <text:p text:style-name="P6">Assinatura do Responsá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2</meta:editing-cycles>
    <dc:date>2016-02-11T23:50:25.959000000</dc:date>
    <meta:editing-duration>PT20S</meta:editing-duration>
    <meta:document-statistic meta:table-count="1" meta:image-count="0" meta:object-count="0" meta:page-count="1" meta:paragraph-count="19" meta:word-count="43" meta:character-count="407" meta:non-whitespace-character-count="379"/>
  </office:meta>
</office:document-meta>
</file>